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phemia" svg:font-family="Euphemia" style:font-family-generic="swiss" style:font-pitch="variable"/>
    <style:font-face style:name="Lucida Sans Unicode" svg:font-family="'Lucida Sans Unicode'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uphemia" officeooo:paragraph-rsid="00043b1e"/>
    </style:style>
    <style:style style:name="P2" style:family="paragraph" style:parent-style-name="Standard">
      <style:text-properties style:font-name="Euphemia" officeooo:paragraph-rsid="0001cdec"/>
    </style:style>
    <style:style style:name="P3" style:family="paragraph" style:parent-style-name="Standard">
      <style:text-properties style:font-name="Euphemia" officeooo:paragraph-rsid="0003780d"/>
    </style:style>
    <style:style style:name="P4" style:family="paragraph" style:parent-style-name="Standard">
      <style:text-properties style:font-name="Euphemia" officeooo:paragraph-rsid="00043b1e"/>
    </style:style>
    <style:style style:name="P5" style:family="paragraph" style:parent-style-name="Standard">
      <style:text-properties style:font-name="Euphemia" officeooo:paragraph-rsid="00048dce"/>
    </style:style>
    <style:style style:name="P6" style:family="paragraph" style:parent-style-name="Standard">
      <style:text-properties style:font-name="Euphemia" style:text-underline-style="solid" style:text-underline-width="auto" style:text-underline-color="font-color" officeooo:paragraph-rsid="000b099a"/>
    </style:style>
    <style:style style:name="P7" style:family="paragraph" style:parent-style-name="Standard">
      <style:text-properties style:font-name="Euphemia" style:text-underline-style="none" officeooo:paragraph-rsid="00048dce"/>
    </style:style>
    <style:style style:name="P8" style:family="paragraph" style:parent-style-name="Standard">
      <style:text-properties style:font-name="Euphemia" style:text-underline-style="none" officeooo:paragraph-rsid="0003780d"/>
    </style:style>
    <style:style style:name="P9" style:family="paragraph" style:parent-style-name="Standard">
      <style:text-properties style:font-name="Euphemia" style:text-underline-style="none" officeooo:paragraph-rsid="000b099a"/>
    </style:style>
    <style:style style:name="P10" style:family="paragraph" style:parent-style-name="Standard">
      <style:text-properties style:font-name="Euphemia" officeooo:paragraph-rsid="00071ecc"/>
    </style:style>
    <style:style style:name="P11" style:family="paragraph" style:parent-style-name="Standard">
      <style:paragraph-properties fo:text-align="center" style:justify-single-word="false"/>
      <style:text-properties style:font-name="Euphemia" fo:font-size="30pt" officeooo:paragraph-rsid="00043b1e" style:font-size-asian="30pt" style:font-size-complex="30pt"/>
    </style:style>
    <style:style style:name="P12" style:family="paragraph" style:parent-style-name="Heading_20_1">
      <style:text-properties style:text-underline-style="solid" style:text-underline-width="auto" style:text-underline-color="font-color"/>
    </style:style>
    <style:style style:name="P13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0b099a"/>
    </style:style>
    <style:style style:name="P14" style:family="paragraph" style:parent-style-name="Heading_20_2">
      <style:text-properties style:text-underline-style="solid" style:text-underline-width="auto" style:text-underline-color="font-color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1cdec"/>
    </style:style>
    <style:style style:name="T2" style:family="text">
      <style:text-properties officeooo:rsid="0003780d"/>
    </style:style>
    <style:style style:name="T3" style:family="text">
      <style:text-properties officeooo:rsid="00043b1e"/>
    </style:style>
    <style:style style:name="T4" style:family="text">
      <style:text-properties officeooo:rsid="00048dce"/>
    </style:style>
    <style:style style:name="T5" style:family="text">
      <style:text-properties style:text-underline-style="solid" style:text-underline-width="auto" style:text-underline-color="font-color" officeooo:rsid="00048dce"/>
    </style:style>
    <style:style style:name="T6" style:family="text">
      <style:text-properties style:text-underline-style="solid" style:text-underline-width="auto" style:text-underline-color="font-color" officeooo:rsid="000b099a"/>
    </style:style>
    <style:style style:name="T7" style:family="text">
      <style:text-properties fo:font-size="20pt" fo:font-weight="bold" officeooo:rsid="00043b1e" style:font-size-asian="20pt" style:font-weight-asian="bold" style:font-size-complex="20pt" style:font-weight-complex="bold"/>
    </style:style>
    <style:style style:name="T8" style:family="text">
      <style:text-properties officeooo:rsid="0005dce3"/>
    </style:style>
    <style:style style:name="T9" style:family="text">
      <style:text-properties officeooo:rsid="00071ecc"/>
    </style:style>
    <style:style style:name="T10" style:family="text">
      <style:text-properties officeooo:rsid="0008d780"/>
    </style:style>
    <style:style style:name="T11" style:family="text">
      <style:text-properties fo:font-weight="bold" officeooo:rsid="00043b1e" style:font-weight-asian="bold" style:font-weight-complex="bold"/>
    </style:style>
    <style:style style:name="T12" style:family="text">
      <style:text-properties officeooo:rsid="000b099a"/>
    </style:style>
    <style:style style:name="T13" style:family="text">
      <style:text-properties officeooo:rsid="000ca51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/></text:p>
      <text:p text:style-name="P1"><text:span text:style-name="T7"/></text:p>
      <text:p text:style-name="P1"><text:span text:style-name="T7"/></text:p>
      <text:p text:style-name="P11"><text:span text:style-name="T11">Installation du serveur DHCP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2"><text:span text:style-name="T1"/></text:p>
      <text:p text:style-name="P2"><text:span text:style-name="T1"/></text:p>
      <text:p text:style-name="P2"><text:span text:style-name="T1"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6"><text:a xlink:type="simple" xlink:href="#__RefHeading__117_1093789253" text:style-name="Index_20_Link" text:visited-style-name="Index_20_Link">Schéma du réseau :<text:tab/>2</text:a></text:p>
          <text:p text:style-name="P16"><text:a xlink:type="simple" xlink:href="#__RefHeading__119_1093789253" text:style-name="Index_20_Link" text:visited-style-name="Index_20_Link">Installation du serveur DHCP :<text:tab/>2</text:a></text:p>
          <text:p text:style-name="P16"><text:a xlink:type="simple" xlink:href="#__RefHeading__109_1093789253" text:style-name="Index_20_Link" text:visited-style-name="Index_20_Link">Configuration du serveur DHCP<text:tab/>2</text:a></text:p>
          <text:p text:style-name="P15"><text:a xlink:type="simple" xlink:href="#__RefHeading__111_1093789253" text:style-name="Index_20_Link" text:visited-style-name="Index_20_Link">WAN<text:tab/>2</text:a></text:p>
          <text:p text:style-name="P15"><text:a xlink:type="simple" xlink:href="#__RefHeading__113_1093789253" text:style-name="Index_20_Link" text:visited-style-name="Index_20_Link">LAN<text:tab/>2</text:a></text:p>
          <text:p text:style-name="P15"><text:a xlink:type="simple" xlink:href="#__RefHeading__115_1093789253" text:style-name="Index_20_Link" text:visited-style-name="Index_20_Link">Plage d'adresse <text:tab/>2</text:a></text:p>
        </text:index-body>
      </text:table-of-content>
      <text:p text:style-name="P2"><text:span text:style-name="T1"/></text:p>
      <text:p text:style-name="P2"><text:span text:style-name="T1"/></text:p>
      <text:h text:style-name="P13" text:outline-level="1"><text:bookmark-start text:name="__RefHeading__117_1093789253"/><text:span text:style-name="T10">Schéma</text:span><text:span text:style-name="T3"> du réseau :</text:span><text:bookmark-end text:name="__RefHeading__117_1093789253"/></text:h>
      <text:p text:style-name="P6"><text:span text:style-name="T3"/></text:p>
      <text:p text:style-name="P9"><text:span text:style-name="T3">Réseau </text:span><text:span text:style-name="T4">IMIE</text:span><text:span text:style-name="T3"> ------------------- PF SENSE --------------------- </text:span><text:span text:style-name="T10">Réseau</text:span><text:span text:style-name="T3"> cu.ba</text:span></text:p>
      <text:p text:style-name="P9"><text:span text:style-name="T3"/></text:p>
      <text:h text:style-name="P12" text:outline-level="1"><text:bookmark-start text:name="__RefHeading__119_1093789253"/><text:span text:style-name="T12">Installation du serveur DHCP :</text:span><text:bookmark-end text:name="__RefHeading__119_1093789253"/></text:h>
      <text:p text:style-name="P2"><text:span text:style-name="T1"/></text:p>
      <text:p text:style-name="P3"><text:span text:style-name="T3">Nom du serveur : </text:span><text:span text:style-name="T2">SRV-FRANCO</text:span></text:p>
      <text:p text:style-name="P4"><text:span text:style-name="T3">Installation </text:span><text:span text:style-name="T8">de pfsense sur Linux Debian 7</text:span></text:p>
      <text:p text:style-name="P10"><text:span text:style-name="T4">Adresse Ip du serveur 10.66.6.1 (sur la carte réseau le1)</text:span></text:p>
      <text:p text:style-name="P10"><text:span text:style-name="T9"/></text:p>
      <text:p text:style-name="P4"><text:span text:style-name="T3">code authentification Pfsense</text:span></text:p>
      <text:p text:style-name="P3"><text:span text:style-name="T2"/></text:p>
      <text:p text:style-name="P3"><text:span text:style-name="T2">id : admin</text:span></text:p>
      <text:p text:style-name="P3"><text:span text:style-name="T2">mdp : pfsense</text:span></text:p>
      <text:p text:style-name="P8"><text:span text:style-name="T3"/></text:p>
      <text:h text:style-name="Heading_20_1" text:outline-level="1"><text:bookmark-start text:name="__RefHeading__109_1093789253"/><text:span text:style-name="T5">Configuration </text:span><text:span text:style-name="T6">du serveur </text:span><text:span text:style-name="T5">DHCP</text:span><text:bookmark-end text:name="__RefHeading__109_1093789253"/></text:h>
      <text:p text:style-name="P7"><text:span text:style-name="T5"/></text:p>
      <text:h text:style-name="Heading_20_2" text:outline-level="2"><text:bookmark-start text:name="__RefHeading__111_1093789253"/><text:span text:style-name="T5">WAN</text:span><text:bookmark-end text:name="__RefHeading__111_1093789253"/></text:h>
      <text:p text:style-name="P7"><text:span text:style-name="T4"/></text:p>
      <text:p text:style-name="P7"><text:span text:style-name="T4">le0</text:span></text:p>
      <text:p text:style-name="P7"><text:span text:style-name="T4">ip = 192.168.1.2</text:span></text:p>
      <text:p text:style-name="P7"><text:span text:style-name="T4">DHCP = No (disabled)</text:span></text:p>
      <text:p text:style-name="P7"><text:span text:style-name="T4"/></text:p>
      <text:h text:style-name="P14" text:outline-level="2"><text:bookmark-start text:name="__RefHeading__113_1093789253"/><text:span text:style-name="T4">LAN</text:span><text:bookmark-end text:name="__RefHeading__113_1093789253"/></text:h>
      <text:p text:style-name="P7"><text:span text:style-name="T4"/></text:p>
      <text:p text:style-name="P7"><text:span text:style-name="T4">le1</text:span></text:p>
      <text:p text:style-name="P7"><text:span text:style-name="T4">ip = 10.66.6.1</text:span></text:p>
      <text:p text:style-name="P7"><text:span text:style-name="T4">DHCP = Yes (enabled)</text:span></text:p>
      <text:p text:style-name="P7"><text:span text:style-name="T4"/></text:p>
      <text:p text:style-name="P7"><text:span text:style-name="T4">Activation de la webconfiguration</text:span></text:p>
      <text:p text:style-name="P7"><text:span text:style-name="T4"/></text:p>
      <text:h text:style-name="Heading_20_2" text:outline-level="2"><text:bookmark-start text:name="__RefHeading__115_1093789253"/><text:span text:style-name="T5">Plage d'adresse</text:span><text:span text:style-name="T4"> </text:span><text:bookmark-end text:name="__RefHeading__115_1093789253"/></text:h>
      <text:p text:style-name="P7"><text:span text:style-name="T5"/></text:p>
      <text:p text:style-name="P7"><text:span text:style-name="T4">10.66.6.6 &gt; 10.66.6.240</text:span></text:p>
      <text:p text:style-name="P7"><text:span text:style-name="T4"/></text:p>
      <text:p text:style-name="P7"><text:span text:style-name="T4">10.66.6.1 &gt; 10.66.6.5 réservé pour les serveurs</text:span></text:p>
      <text:p text:style-name="P7"><text:span text:style-name="T4">10.66.6.241 &gt; 10.66.6.254 réservé pour les imprimantes ou autres </text:span><text:span text:style-name="T13">périphérique.</text:span></text:p>
      <text:p text:style-name="P5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phemia" svg:font-family="Euphemia" style:font-family-generic="swiss" style:font-pitch="variable"/>
    <style:font-face style:name="Lucida Sans Unicode" svg:font-family="'Lucida Sans Unicode'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1:27:18.08</meta:creation-date>
    <dc:date>2014-12-17T14:54:54.63</dc:date>
    <meta:editing-duration>PT3H25M34S</meta:editing-duration>
    <meta:editing-cycles>11</meta:editing-cycles>
    <meta:generator>LibreOffice/4.0.1.2$Windows_x86 LibreOffice_project/84102822e3d61eb989ddd325abf1ac077904985</meta:generator>
    <meta:document-statistic meta:table-count="0" meta:image-count="0" meta:object-count="0" meta:page-count="3" meta:paragraph-count="31" meta:word-count="126" meta:character-count="766" meta:non-whitespace-character-count="669"/>
  </office:meta>
</office:document-meta>
</file>